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8728e9" officeooo:paragraph-rsid="001014e8" style:text-blinking="false" style:font-size-asian="12pt" style:font-style-asian="italic" style:font-size-complex="12pt" style:font-style-complex="italic"/>
    </style:style>
    <style:style style:name="P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775f85" officeooo:paragraph-rsid="001014e8" style:text-blinking="false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82f141" officeooo:paragraph-rsid="001014e8" style:text-blinking="false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84e2f4" officeooo:paragraph-rsid="001014e8" style:text-blinking="false" style:font-size-asian="12pt" style:font-style-asian="italic" style:font-size-complex="12pt" style:font-style-complex="italic"/>
    </style:style>
    <style:style style:name="P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8532b7" officeooo:paragraph-rsid="001014e8" style:text-blinking="false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italic" style:text-underline-style="none" fo:font-weight="normal" officeooo:rsid="00869540" officeooo:paragraph-rsid="001014e8" style:text-blinking="false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09b0" officeooo:paragraph-rsid="001014e8" style:text-blinking="false" style:font-size-asian="12pt" style:font-size-complex="12pt"/>
    </style:style>
    <style:style style:name="P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86f2" officeooo:paragraph-rsid="001014e8" style:text-blinking="false" style:font-size-asian="12pt" style:font-size-complex="12pt"/>
    </style:style>
    <style:style style:name="P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cb2b0" officeooo:paragraph-rsid="001014e8" style:text-blinking="false" style:font-size-asian="12pt" style:font-size-complex="12pt"/>
    </style:style>
    <style:style style:name="P1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672d7" officeooo:paragraph-rsid="001014e8" style:text-blinking="false" style:font-size-asian="12pt" style:font-size-complex="12pt"/>
    </style:style>
    <style:style style:name="P1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75f85" officeooo:paragraph-rsid="001014e8" style:text-blinking="false" style:font-size-asian="12pt" style:font-size-complex="12pt"/>
    </style:style>
    <style:style style:name="P1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64a50" officeooo:paragraph-rsid="001014e8" style:text-blinking="false" style:font-size-asian="12pt" style:font-size-complex="12pt"/>
    </style:style>
    <style:style style:name="P1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b0574" officeooo:paragraph-rsid="001014e8" style:text-blinking="false" style:font-size-asian="12pt" style:font-size-complex="12pt"/>
    </style:style>
    <style:style style:name="P1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c9195" officeooo:paragraph-rsid="001014e8" style:text-blinking="false" style:font-size-asian="12pt" style:font-size-complex="12pt"/>
    </style:style>
    <style:style style:name="P1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e2520" officeooo:paragraph-rsid="001014e8" style:text-blinking="false" style:font-size-asian="12pt" style:font-size-complex="12pt"/>
    </style:style>
    <style:style style:name="P1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f9e69" officeooo:paragraph-rsid="001014e8" style:text-blinking="false" style:font-size-asian="12pt" style:font-size-complex="12pt"/>
    </style:style>
    <style:style style:name="P1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155a3" officeooo:paragraph-rsid="001014e8" style:text-blinking="false" style:font-size-asian="12pt" style:font-size-complex="12pt"/>
    </style:style>
    <style:style style:name="P1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2f141" officeooo:paragraph-rsid="001014e8" style:text-blinking="false" style:font-size-asian="12pt" style:font-size-complex="12pt"/>
    </style:style>
    <style:style style:name="T1" style:family="text">
      <style:text-properties officeooo:rsid="00883345"/>
    </style:style>
    <style:style style:name="T2" style:family="text">
      <style:text-properties officeooo:rsid="00f33648"/>
    </style:style>
    <style:style style:name="T3" style:family="text">
      <style:text-properties officeooo:rsid="005b86f2"/>
    </style:style>
    <style:style style:name="T4" style:family="text">
      <style:text-properties officeooo:rsid="00f2799d"/>
    </style:style>
    <style:style style:name="T5" style:family="text">
      <style:text-properties officeooo:rsid="005cb2b0"/>
    </style:style>
    <style:style style:name="T6" style:family="text">
      <style:text-properties officeooo:rsid="007672d7"/>
    </style:style>
    <style:style style:name="T7" style:family="text">
      <style:text-properties officeooo:rsid="00791d53"/>
    </style:style>
    <style:style style:name="T8" style:family="text">
      <style:text-properties officeooo:rsid="007c9195"/>
    </style:style>
    <style:style style:name="T9" style:family="text">
      <style:text-properties officeooo:rsid="010abc68"/>
    </style:style>
    <style:style style:name="T10" style:family="text">
      <style:text-properties officeooo:rsid="007f9e69"/>
    </style:style>
    <style:style style:name="T11" style:family="text">
      <style:text-properties officeooo:rsid="0302665d"/>
    </style:style>
    <style:style style:name="T12" style:family="text">
      <style:text-properties officeooo:rsid="008155a3"/>
    </style:style>
    <style:style style:name="T13" style:family="text">
      <style:text-properties officeooo:rsid="0084e2f4"/>
    </style:style>
    <style:style style:name="T14" style:family="text">
      <style:text-properties officeooo:rsid="008532b7"/>
    </style:style>
    <style:style style:name="T15" style:family="text">
      <style:text-properties officeooo:rsid="010b8f54"/>
    </style:style>
    <style:style style:name="T16" style:family="text">
      <style:text-properties officeooo:rsid="00872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>Строительный зуд во мне не стихал, но следующее творение я создал в одиночку.</text:p>
      <text:p text:style-name="P7">Наш и Дузенкин погреб<text:span text:style-name="T3">ники</text:span> стояли не вплотную друг к другу, а с промежутком чуть шире полуметра. Промежуток был заколочен досками, <text:span text:style-name="T3">но лишь с лицевой стороны, а если зайти сзади — вдоль соседского забора — в него вполне даже получалось втиснуться.</text:span></text:p>
      <text:p text:style-name="P8">Тут я и соорудил свой личный кабинет; кусок фанеры под <text:span text:style-name="T4">лицевой </text:span>загородкой служил письменным столом, <text:span text:style-name="T5">а</text:span> обрезок доски, прибитый между стенками погребников — табуретом.</text:p>
      <text:p text:style-name="P9">Меблировка более, чем спартанская, <text:span text:style-name="T6">зато никто не претендует — ни мои брат с сестрой, ни маленькие Архипенки. </text:span></text:p>
      <text:p text:style-name="P10">Ну, допустим, залезут, когда я не дома — а толку? </text:p>
      <text:p text:style-name="P11">Когда закончилось строительство кабинета, вновь встал извечный для творца вопрос: что дальше?</text:p>
      <text:p text:style-name="P11"><text:span text:style-name="T4">Это</text:span> хорошо, <text:span text:style-name="T4">что есть</text:span> место для уединённых умосозерцаний, в котором меня <text:span text:style-name="T4">никто </text:span>ниоткуда не вид<text:span text:style-name="T4">ит</text:span>; за исключением, пожалуй, Жульки — ему явно не нравилось моё соседство и он недовольно уходил в будку, волоча за собой свою железную цепь.</text:p>
      <text:p text:style-name="P11">Но чем заняться в этом уединении?</text:p>
      <text:p text:style-name="P11">Выручила моя склонность к графомании.</text:p>
      <text:p text:style-name="P11">Не знаю <text:span text:style-name="T4">в чём</text:span> она должна, по научному определению, выражаться и<text:span text:style-name="T4">ли</text:span> проявляться, но я всегда чувствовал тягу к новеньким тетрадям, альбомам, блокнотам и что там ещё бывает из писчебумажных изделий.</text:p>
      <text:p text:style-name="P11">Вот так и тянет раскрыть и покрыть строками своего корявого почерка их нетронутую чистоту. </text:p>
      <text:p text:style-name="P11">Дело <text:span text:style-name="T4">лишь </text:span>за малым — найти содержание для этих самых строк.</text:p>
      <text:p text:style-name="P11">Для начинающего графомана и это не вопрос. <text:s/>Я взял понравившуюся мне повесть про циркачей в бурные годы гражданской войны, <text:span text:style-name="T4">нашёл</text:span> оставшуюся после учебного года толстую тетрад<text:span text:style-name="T4">ь</text:span> в клеточку и уединился с ними в своём кабинете.</text:p>
      <text:p text:style-name="P11"/>
      <text:p text:style-name="P2">(...<text:span text:style-name="T4">с</text:span>транный научный факт: когда дело касалось выполнения письменных домашних заданий, графомания моя куда-то испарялась...)</text:p>
      <text:p text:style-name="P2"/>
      <text:p text:style-name="P11">Разложив всё на фанерке стола, я принялся переписывать из книги в тетрадь.</text:p>
      <text:p text:style-name="P11">Вопросом о цели своей писанины я не задавался — мне нравился сам процесс.</text:p>
      <text:p text:style-name="P11">Процесс дошёл до середины второй главы, а потом <text:span text:style-name="T7">нежданно наступило ненастье, в кабинете стало сыро и холодно и приключенческая повесть так и осталась недопереписанной.</text:span></text:p>
      <text:p text:style-name="P12"/>
      <text:p text:style-name="P13"><text:span text:style-name="T8">Для</text:span> хорош<text:span text:style-name="T8">ей</text:span> погод<text:span text:style-name="T8">ы</text:span> у меня <text:span text:style-name="T8">ещё </text:span>имелся читальный зал на одну персону, причём зал нерукотворный.</text:p>
      <text:p text:style-name="P13">Огороды, начинавшиеся позади сараев и погребников, делились на наделы узкими межами, которые, по совместительству, служили дорожками <text:span text:style-name="T4">между</text:span> кустами смородины всех трёх цветов, оставляя середину грядок под основные садово-огородные культуры.</text:p>
      <text:p text:style-name="P13">Причём грядки эти не сливались в цельные земельные наделы, <text:span text:style-name="T8">поскольку</text:span>, в ходе <text:span text:style-name="T8">различных исторических процессов, приводивших к</text:span> обмен<text:span text:style-name="T8">у</text:span> между владельцами<text:span text:style-name="T8">, они раздробились на лоскутную чересполосицу.</text:span></text:p>
      <text:p text:style-name="P14">Например, наша помидорная грядка располагалась сразу позади сараев. Затем шла грядка Дузенков, отделённая от нашей <text:span text:style-name="T4">следующей, </text:span>огуречно-подсолнечной грядки, будкой нашего же туалета, типа сортир, <text:span text:style-name="T4">возле сливной ямы</text:span>. А картошку мы сажали в самом конце огорода, под раскидистой старой яблоней, после грядок Пилют.</text:p>
      <text:p text:style-name="P15"><text:span text:style-name="T4">Дальше </text:span>начинался, а вернее заканчивался огородный участок хаты, что находилась в ряду домов уже не Нежинской, а параллельного ей переулка улицы Коцюбинского.</text:p>
      <text:p text:style-name="P15">Так что огороды позади хат трёх улиц и одного переулка складывались в обширную площадь, покрытую грядками и фруктовыми деревьями разных пород.</text:p>
      <text:p text:style-name="P15"><text:soft-page-break/>Упомянутая яблоня, <text:span text:style-name="T4">на чьих </text:span>крепких, полого расходящихся ветвях, <text:s/>в знойные дни <text:span text:style-name="T9">я </text:span>примащивался с книгой под синим <text:span text:style-name="T10">куполом </text:span>неб<text:span text:style-name="T10">а с</text:span> недвижимо завис<text:span text:style-name="T9">шими</text:span> глыб<text:span text:style-name="T2">ы</text:span> белейших облаков, называлась антоновкой.</text:p>
      <text:p text:style-name="P16">Длина некоторых из ветвей позволяла даже полуприлечь во весь рост и слегка покачиваться, пока из жарких далей не прилетит чуть слышный ветерок.</text:p>
      <text:p text:style-name="P16">А когда начнут ныть бока от такого сверхтвёрдого гамака, можно спуститься и крадучись навестить малинник между пятнадцатым и тринадцатым номерами.</text:p>
      <text:p text:style-name="P16">Иногда в огородах встречались одиночные заборы, но они служили лишь раздел<text:span text:style-name="T2">ительными</text:span> вехами владени<text:span text:style-name="T11">й</text:span>, а не преградой тихому набегу.</text:p>
      <text:p text:style-name="P16"/>
      <text:p text:style-name="P16">Вот где я зачитывался «Звёздными дневниками Йона Тихого» и «Возвращением со звёзд» Станислава Лема, «Ходжой Насреддином» Владимира Соловьёва, «<text:span text:style-name="T12">Одиссеей</text:span> капитана Блада» <text:span text:style-name="T12">Рафаэля Саббатини, среди массы прочего бессистемного чтива для подрастающих поколений.</text:span></text:p>
      <text:p text:style-name="P17">Но потом, ни с того, ни с сего, я решил вдруг пойти навстречу требованиям школьной программы и начал учить наизусть пушкинского Евгения Онегина — всё равно ведь зададут вызубрить отрывок.</text:p>
      <text:p text:style-name="P17"><text:span text:style-name="T2">Это</text:span> оправдание <text:span text:style-name="T2">служило</text:span> всего лишь пустой отговоркой — <text:span text:style-name="T2">затвердив</text:span> перв<text:span text:style-name="T2">ую</text:span> строф<text:span text:style-name="T2">у,</text:span> я изо дня в день продолжал заучивать <text:span text:style-name="T2">следующие</text:span> одну за другой: и про недремлющий брегет, и про Лондон щепетильный, и про нехватку пары стройных женских ног...</text:p>
      <text:p text:style-name="P18">На двадцать какой-то строфе я начал сбиваться в пересказе предыд<text:span text:style-name="T2">у</text:span>щих, но тут меня выручила мама.</text:p>
      <text:p text:style-name="P18"/>
      <text:p text:style-name="P18">Вернувшись в субботу с базара, она сказала, что видела там Людмилу Константиновну — учительницу русского языка и литературы <text:span text:style-name="T2">из</text:span> нашей школ<text:span text:style-name="T2">ы</text:span> — и та спросила, не захочу ли я поехать в Ленинград в составе экскурсии для школьников города по недорогой цене.</text:p>
      <text:p text:style-name="P18">Да, ещё как захочу! </text:p>
      <text:p text:style-name="P18">Но откуда у меня деньги?</text:p>
      <text:p text:style-name="P18">Мама заплатила цену и дала мне на дорогу немыслимую сумму в десять рублей.</text:p>
      <text:p text:style-name="P18">Я решил на эти деньги непременно купить небольшой биллиард, типа того, на котором мы играли в Детском секторе.</text:p>
      <text:p text:style-name="P18"/>
      <text:p text:style-name="P3"><text:span text:style-name="T2">(...н</text:span>о теперь, не как последовательный повествователь, а в качестве профана от археологии, укутанного в спальник в этой палатке — под аккомпанемент жутковатой симфонии ночной жизни тёмного леса <text:s/>— смогу ли докопаться до причины самоистязательного заучивания поэмы?</text:p>
      <text:p text:style-name="P3">Похоже, что только теперь, и именно отсюда, и смогу.</text:p>
      <text:p text:style-name="P3">Начать с того, что схема «я решил и приступил» ко мне неприменима.</text:p>
      <text:p text:style-name="P3">С ней всё в порядке — она хорошая, полезная, безупречно логичная, но у меня получается наоборот: сперва <text:span text:style-name="T9">совершаю действия</text:span>, а потом <text:s/>подгоняю <text:span text:style-name="T13">под них </text:span>решения, которые оправда<text:span text:style-name="T14">ли бы</text:span> мои поступки.</text:p>
      <text:p text:style-name="P4">То есть, <text:span text:style-name="T14"><text:s/>меня побуждают действовать не обдуманные решения, а некие иные причины.</text:span></text:p>
      <text:p text:style-name="P5">Но что или кто, чёрт побери, понукает меня к действию? какие такие тайные пружины-побудители?</text:p>
      <text:p text:style-name="P5">Моя доверчивая и податливая покорность <text:span text:style-name="T15">перед воздействием</text:span> печатн<text:span text:style-name="T15">ого</text:span> слов<text:span text:style-name="T15">а</text:span>. <text:span text:style-name="T15">Вот что программирует мои последующие поступки.</text:span></text:p>
      <text:p text:style-name="P6">Если Александр Белов, советский чекист-разведчик, заставил гитлеровского разведчика Дитриха пролистать перед собой папку со сверхсекретной документацией, а потом, на явочной квартире по памяти продиктовал десятки адресов, наименований и цифр, так неужто мне слаб<text:span text:style-name="T11">ó</text:span> запомнить рифмованные строки Александра Пушкина?</text:p>
      <text:p text:style-name="P6">В этом вопросе «неужто слаб<text:span text:style-name="T11">ó</text:span>» всего лишь оправдание, а причина в том, что я доверчиво прочёл в «Роман-Газете» творение Кожевникова, которое и романом-то не назовёшь.</text:p>
      <text:p text:style-name="P6"><text:soft-page-break/>Или взять другой случай, когда, впечатлившись книгой «Барон на <text:span text:style-name="T2">д</text:span>ереве», про <text:span text:style-name="T16">аристократа</text:span>, который отказался ходить по земле и перешёл жить на деревья, я взобрался на штабель кирпича под неохватным американским клёном, оттуда вскарабкался на менее неприступную часть ствола и начал взбираться всё выше и выше, под самые тучи.</text:p>
      <text:p text:style-name="P6">В тот день они плыли довольно низко, почти цепляясь за крону дерева.</text:p>
      <text:p text:style-name="P6">Хаты на далёкой от верхних веток земле уменьшились до размеров спичечных коробков. <text:span text:style-name="T16">С такой высоты стал виден Базар, Вокзал и цеха Завода, по ту сторону высокого забора вдоль Профессийной.</text:span></text:p>
      <text:p text:style-name="P1">Волшебная сила печатного слова Итало Кальвино сделала меня податливым, как воск, стала вить из меня верёвки и вознесла к вершине американского клёна. </text:p>
      <text:p text:style-name="P1">Конечно, тайные пружины порою холостят — как мне тягаться с Д'Артаньяном и проскакать двадцать лье, загнав трёх лошадей, которых у меня нет?</text:p>
      <text:p text:style-name="P1">По одёжке протягивай ножки.</text:p>
      <text:p text:style-name="P1">Вот за что я люблю этот спальный мешок — <text:span text:style-name="T1">он такой</text:span> безразмерн<text:span text:style-name="T1">ый</text:span>...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6:00:50.004866988</meta:creation-date>
    <dc:date>2017-03-01T16:00:56.995373871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52" meta:word-count="1076" meta:character-count="7358" meta:non-whitespace-character-count="6307"/>
    <meta:generator>LibreOffice/4.3.3.2$Linux_x86 LibreOffice_project/430m0$Build-2</meta:generator>
  </office:meta>
</office:document-meta>
</file>